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8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4.315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5.183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1.903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2.891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3.247cm" fo:padding-left="0.15cm" fo:padding-right="0.15cm"/>
    </style:style>
    <style:style style:name="gr7" style:family="graphic" style:parent-style-name="standard">
      <style:graphic-properties svg:stroke-color="#000000" draw:marker-start-width="0.2cm" draw:marker-end="Arrow" draw:marker-end-width="0.2cm" draw:textarea-horizontal-align="center" draw:textarea-vertical-align="middle"/>
    </style:style>
    <style:style style:name="gr8" style:family="graphic" style:parent-style-name="standard">
      <style:graphic-properties svg:stroke-color="#000000" draw:marker-start-width="0.2cm" draw:marker-end="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2cm"/>
    </style:style>
    <style:style style:name="gr10" style:family="graphic" style:parent-style-name="standard">
      <style:graphic-properties draw:stroke="dash" draw:stroke-dash="Ultrafine_20_Dashed" svg:stroke-color="#000000" draw:fill="none" draw:fill-color="#ffffff" fo:min-height="2.535cm" fo:padding-left="0.15cm" fo:padding-right="0.1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1.813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223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2.275cm"/>
        </style:tab-stops>
      </style:paragraph-properties>
    </style:style>
    <style:style style:name="P7" style:family="paragraph">
      <style:paragraph-properties fo:text-align="center"/>
    </style:style>
    <style:style style:name="P8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27cm" svg:height="1.128cm" svg:x="7.473cm" svg:y="0.972cm">
          <draw:text-box>
            <text:p text:style-name="P1">Schéma relationnel EPC-stages</text:p>
          </draw:text-box>
        </draw:frame>
        <draw:frame draw:style-name="gr2" draw:text-style-name="P3" xml:id="id1" draw:id="id1" draw:layer="layout" svg:width="4.53cm" svg:height="5.633cm" svg:x="3.97cm" svg:y="10.4cm">
          <draw:text-box>
            <text:p text:style-name="P2"><text:span text:style-name="T1">Stud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ext_id</text:span><text:span text:style-name="T2"><text:tab/></text:span><text:span text:style-name="T2">INT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birth_date</text:span><text:span text:style-name="T2"><text:tab/></text:span><text:span text:style-name="T2">DATE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tel</text:span><text:span text:style-name="T2"><text:tab/></text:span><text:span text:style-name="T2">VARCHAR(20)</text:span></text:p>
            <text:p text:style-name="P2"><text:span text:style-name="T2">mobile</text:span><text:span text:style-name="T2"><text:tab/></text:span><text:span text:style-name="T2">VARCHAR(40)</text:span></text:p>
            <text:p text:style-name="P2"><text:span text:style-name="T2">email</text:span><text:span text:style-name="T2"><text:tab/></text:span><text:span text:style-name="T2">VARCHAR(75)</text:span></text:p>
            <text:p text:style-name="P2"><text:span text:style-name="T2">klass_id</text:span><text:span text:style-name="T2"><text:tab/></text:span><text:span text:style-name="T2">INT NOT NULL</text:span></text:p>
            <text:p text:style-name="P2"><text:span text:style-name="T2">archived</text:span><text:span text:style-name="T2"><text:tab/></text:span><text:span text:style-name="T2">BOOLEAN</text:span></text:p>
          </draw:text-box>
          <draw:glue-point draw:id="4" svg:x="5.002cm" svg:y="-2.513cm"/>
          <draw:glue-point draw:id="5" svg:x="-5.002cm" svg:y="3.699cm"/>
        </draw:frame>
        <draw:frame draw:style-name="gr3" draw:text-style-name="P3" xml:id="id6" draw:id="id6" draw:layer="layout" svg:width="5.4cm" svg:height="5.633cm" svg:x="23.3cm" svg:y="6.567cm">
          <draw:text-box>
            <text:p text:style-name="P2"><text:span text:style-name="T1">Corporation</text:span></text:p>
            <text:p text:style-name="P2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ext_id</text:span><text:span text:style-name="T2"><text:tab/></text:span><text:span text:style-name="T2">INT</text:span></text:p>
            <text:p text:style-name="P4"><text:span text:style-name="T2">name</text:span><text:span text:style-name="T2"><text:tab/></text:span><text:span text:style-name="T2">VARCHAR(100) </text:span><text:span text:style-name="T3">Unique</text:span></text:p>
            <text:p text:style-name="P4"><text:span text:style-name="T2">short_name</text:span><text:span text:style-name="T2"><text:tab/></text:span><text:span text:style-name="T2">VARCHAR(40)</text:span></text:p>
            <text:p text:style-name="P4"><text:span text:style-name="T2">sector</text:span><text:span text:style-name="T2"><text:tab/></text:span><text:span text:style-name="T2">VARCHAR(40)</text:span></text:p>
            <text:p text:style-name="P4"><text:span text:style-name="T2">typ</text:span><text:span text:style-name="T2"><text:tab/></text:span><text:span text:style-name="T2">VARCHAR(40)</text:span></text:p>
            <text:p text:style-name="P4"><text:span text:style-name="T2">street</text:span><text:span text:style-name="T2"><text:tab/></text:span><text:span text:style-name="T2">VARCHAR(100)</text:span></text:p>
            <text:p text:style-name="P4"><text:span text:style-name="T2">pcode</text:span><text:span text:style-name="T2"><text:tab/></text:span><text:span text:style-name="T2">VARCHAR(4)</text:span></text:p>
            <text:p text:style-name="P4"><text:span text:style-name="T2">city</text:span><text:span text:style-name="T2"><text:tab/></text:span><text:span text:style-name="T2">VARCHAR(40)</text:span></text:p>
            <text:p text:style-name="P4"><text:span text:style-name="T2">tel</text:span><text:span text:style-name="T2"><text:tab/></text:span><text:span text:style-name="T2">VARCHAR(20)</text:span></text:p>
            <text:p text:style-name="P4"><text:span text:style-name="T2">email</text:span><text:span text:style-name="T2"><text:tab/></text:span><text:span text:style-name="T2">VARCHAR(75)</text:span></text:p>
            <text:p text:style-name="P4"><text:span text:style-name="T2">web</text:span><text:span text:style-name="T2"><text:tab/></text:span><text:span text:style-name="T2">VARCHAR(200)</text:span></text:p>
          </draw:text-box>
          <draw:glue-point draw:id="4" svg:x="-5.001cm" svg:y="-2.455cm"/>
        </draw:frame>
        <draw:frame draw:style-name="gr4" draw:text-style-name="P3" xml:id="id4" draw:id="id4" draw:layer="layout" svg:width="4.53cm" svg:height="2.153cm" svg:x="1.97cm" svg:y="2.547cm">
          <draw:text-box>
            <text:p text:style-name="P2"><text:span text:style-name="T1">Sec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frame draw:style-name="gr5" draw:text-style-name="P3" xml:id="id9" draw:id="id9" draw:layer="layout" svg:width="4.53cm" svg:height="3.141cm" svg:x="4.2cm" svg:y="16.3cm">
          <draw:text-box>
            <text:p text:style-name="P2"><text:span text:style-name="T1">Refer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abrev</text:span><text:span text:style-name="T2"><text:tab/></text:span><text:span text:style-name="T2">VARCHAR(10)</text:span></text:p>
            <text:p text:style-name="P2"><text:span text:style-name="T2">email</text:span><text:span text:style-name="T2"><text:tab/></text:span><text:span text:style-name="T2">VARCHAR(75)</text:span></text:p>
          </draw:text-box>
          <draw:glue-point draw:id="4" svg:x="5.002cm" svg:y="-0.69cm"/>
        </draw:frame>
        <draw:frame draw:style-name="gr2" draw:text-style-name="P3" xml:id="id7" draw:id="id7" draw:layer="layout" svg:width="4.93cm" svg:height="4.921cm" svg:x="23.27cm" svg:y="13.5cm">
          <draw:text-box>
            <text:p text:style-name="P2"><text:span text:style-name="T1">CorpContact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ext_id</text:span><text:span text:style-name="T2"><text:tab/></text:span><text:span text:style-name="T2">INT</text:span></text:p>
            <text:p text:style-name="P5"><text:span text:style-name="T2">corporation_id</text:span><text:span text:style-name="T2"><text:tab/></text:span><text:span text:style-name="T2">INT NOT NULL</text:span></text:p>
            <text:p text:style-name="P5"><text:span text:style-name="T2">is_main</text:span><text:span text:style-name="T2"><text:tab/></text:span><text:span text:style-name="T2">BOOLEAN</text:span></text:p>
            <text:p text:style-name="P5"><text:span text:style-name="T2">title</text:span><text:span text:style-name="T2"><text:tab/></text:span><text:span text:style-name="T2">VARCHAR(40)</text:span></text:p>
            <text:p text:style-name="P5"><text:span text:style-name="T2">first_name</text:span><text:span text:style-name="T2"><text:tab/></text:span><text:span text:style-name="T2">VARCHAR(40)</text:span></text:p>
            <text:p text:style-name="P5"><text:span text:style-name="T2">last_name</text:span><text:span text:style-name="T2"><text:tab/></text:span><text:span text:style-name="T2">VARCHAR(40)</text:span></text:p>
            <text:p text:style-name="P5"><text:span text:style-name="T2">role</text:span><text:span text:style-name="T2"><text:tab/></text:span><text:span text:style-name="T2">VARCHAR(40)</text:span></text:p>
            <text:p text:style-name="P5"><text:span text:style-name="T2">tel</text:span><text:span text:style-name="T2"><text:tab/></text:span><text:span text:style-name="T2">VARCHAR(20)</text:span></text:p>
            <text:p text:style-name="P5"><text:span text:style-name="T2">email</text:span><text:span text:style-name="T2"><text:tab/></text:span><text:span text:style-name="T2">VARCHAR(40)</text:span></text:p>
          </draw:text-box>
          <draw:glue-point draw:id="4" svg:x="-5.002cm" svg:y="-0.731cm"/>
          <draw:glue-point draw:id="5" svg:x="-5.002cm" svg:y="-2.154cm"/>
        </draw:frame>
        <draw:frame draw:style-name="gr4" draw:text-style-name="P3" xml:id="id10" draw:id="id10" draw:layer="layout" svg:width="4.53cm" svg:height="2.153cm" svg:x="13.27cm" svg:y="15.847cm">
          <draw:text-box>
            <text:p text:style-name="P2"><text:span text:style-name="T1">Domai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50)</text:span></text:p>
          </draw:text-box>
          <draw:glue-point draw:id="4" svg:x="5cm" svg:y="1.751cm"/>
          <draw:glue-point draw:id="5" svg:x="-5.002cm" svg:y="1.286cm"/>
        </draw:frame>
        <draw:frame draw:style-name="gr6" draw:text-style-name="P3" xml:id="id3" draw:id="id3" draw:layer="layout" svg:width="4.53cm" svg:height="3.497cm" svg:x="10.6cm" svg:y="3.977cm">
          <draw:text-box>
            <text:p text:style-name="P2"><text:span text:style-name="T1">Period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title</text:span><text:span text:style-name="T2"><text:tab/></text:span><text:span text:style-name="T2">VARCHAR(150)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level_id</text:span><text:span text:style-name="T2"><text:tab/></text:span><text:span text:style-name="T2">INT NOT NULL</text:span></text:p>
            <text:p text:style-name="P2"><text:span text:style-name="T2">start_date</text:span><text:span text:style-name="T2"><text:tab/></text:span><text:span text:style-name="T2">DATE</text:span></text:p>
            <text:p text:style-name="P2"><text:span text:style-name="T2">end_date</text:span><text:span text:style-name="T2"><text:tab/></text:span><text:span text:style-name="T2">DATE</text:span></text:p>
          </draw:text-box>
          <draw:glue-point draw:id="4" svg:x="5.002cm" svg:y="-0.621cm"/>
          <draw:glue-point draw:id="5" svg:x="-5.002cm" svg:y="1.072cm"/>
          <draw:glue-point draw:id="6" svg:x="-5.002cm" svg:y="2.216cm"/>
        </draw:frame>
        <draw:frame draw:style-name="gr6" draw:text-style-name="P3" xml:id="id5" draw:id="id5" draw:layer="layout" svg:width="4.93cm" svg:height="3.497cm" svg:x="16.6cm" svg:y="4.1cm">
          <draw:text-box>
            <text:p text:style-name="P2"><text:span text:style-name="T1">Availability</text:span></text:p>
            <text:p text:style-name="P2"><text:span text:style-name="T1">-------------------------</text:span></text:p>
            <text:p text:style-name="P6"><text:span text:style-name="T2">id</text:span><text:span text:style-name="T2"><text:tab/></text:span><text:span text:style-name="T2">INT NOT NULL</text:span></text:p>
            <text:p text:style-name="P6"><text:span text:style-name="T2">corporation_id</text:span><text:span text:style-name="T2"><text:tab/></text:span><text:span text:style-name="T2">INT NOT NULL</text:span></text:p>
            <text:p text:style-name="P6"><text:span text:style-name="T2">period_id</text:span><text:span text:style-name="T2"><text:tab/></text:span><text:span text:style-name="T2">INT NOT NULL</text:span></text:p>
            <text:p text:style-name="P6"><text:span text:style-name="T2">domain_id</text:span><text:span text:style-name="T2"><text:tab/></text:span><text:span text:style-name="T2">INT NOT NULL</text:span></text:p>
            <text:p text:style-name="P6"><text:span text:style-name="T2">contact_id</text:span><text:span text:style-name="T2"><text:tab/></text:span><text:span text:style-name="T2">INT</text:span></text:p>
            <text:p text:style-name="P6"><text:span text:style-name="T2">comment</text:span><text:span text:style-name="T2"><text:tab/></text:span><text:span text:style-name="T2">TEXT</text:span></text:p>
          </draw:text-box>
          <draw:glue-point draw:id="4" svg:x="5.002cm" svg:y="-0.137cm"/>
          <draw:glue-point draw:id="5" svg:x="-5.002cm" svg:y="1.006cm"/>
          <draw:glue-point draw:id="6" svg:x="5.002cm" svg:y="2.15cm"/>
          <draw:glue-point draw:id="7" svg:x="-5.002cm" svg:y="-0.995cm"/>
          <draw:glue-point draw:id="8" svg:x="5.002cm" svg:y="3.008cm"/>
        </draw:frame>
        <draw:frame draw:style-name="gr5" draw:text-style-name="P3" xml:id="id8" draw:id="id8" draw:layer="layout" svg:width="4.93cm" svg:height="3.141cm" svg:x="13cm" svg:y="9.3cm">
          <draw:text-box>
            <text:p text:style-name="P2"><text:span text:style-name="T1">Training</text:span></text:p>
            <text:p text:style-name="P2"><text:span text:style-name="T1">-------------------------</text:span></text:p>
            <text:p text:style-name="P6"><text:span text:style-name="T2">id</text:span><text:span text:style-name="T2"><text:tab/></text:span><text:span text:style-name="T2">INT NOT NULL</text:span></text:p>
            <text:p text:style-name="P6"><text:span text:style-name="T2">student_id</text:span><text:span text:style-name="T2"><text:tab/></text:span><text:span text:style-name="T2">INT NOT NULL</text:span></text:p>
            <text:p text:style-name="P6"><text:span text:style-name="T2">availability_id</text:span><text:span text:style-name="T2"><text:tab/></text:span><text:span text:style-name="T2">INT NOT NULL</text:span></text:p>
            <text:p text:style-name="P6"><text:span text:style-name="T2">referent_id</text:span><text:span text:style-name="T2"><text:tab/></text:span><text:span text:style-name="T2">INT</text:span></text:p>
            <text:p text:style-name="P6"><text:span text:style-name="T2">comment</text:span><text:span text:style-name="T2"><text:tab/></text:span><text:span text:style-name="T2">TEXT</text:span></text:p>
          </draw:text-box>
          <draw:glue-point draw:id="4" svg:x="5.002cm" svg:y="3.294cm"/>
          <draw:glue-point draw:id="5" svg:x="5.002cm" svg:y="1.687cm"/>
          <draw:glue-point draw:id="6" svg:x="-5.002cm" svg:y="0.732cm"/>
          <draw:glue-point draw:id="7" svg:x="-5.002cm" svg:y="2.96cm"/>
        </draw:frame>
        <draw:connector draw:style-name="gr7" draw:text-style-name="P7" draw:layer="layout" svg:x1="3.97cm" svg:y1="15.299cm" svg:x2="2.07cm" svg:y2="8.607cm" draw:start-shape="id1" draw:start-glue-point="5" draw:end-shape="id2" draw:end-glue-point="3" svg:d="M3970 15299h-2401v-6692h501" svg:viewBox="0 0 2402 6693">
          <text:p/>
        </draw:connector>
        <draw:connector draw:style-name="gr7" draw:text-style-name="P7" draw:layer="layout" svg:x1="10.6cm" svg:y1="6.099cm" svg:x2="6.5cm" svg:y2="3.999cm" draw:start-shape="id3" draw:start-glue-point="5" draw:end-shape="id4" draw:end-glue-point="4" svg:d="M10600 6099h-2050v-2100h-2050" svg:viewBox="0 0 4101 2101">
          <text:p/>
        </draw:connector>
        <draw:connector draw:style-name="gr7" draw:text-style-name="P7" draw:layer="layout" svg:x1="16.6cm" svg:y1="6.199cm" svg:x2="15.13cm" svg:y2="5.508cm" draw:start-shape="id5" draw:start-glue-point="5" draw:end-shape="id3" draw:end-glue-point="4" svg:d="M16600 6199h-735v-691h-735" svg:viewBox="0 0 1471 692">
          <text:p/>
        </draw:connector>
        <draw:connector draw:style-name="gr7" draw:text-style-name="P7" draw:layer="layout" svg:x1="21.53cm" svg:y1="5.801cm" svg:x2="23.3cm" svg:y2="8.001cm" draw:start-shape="id5" draw:start-glue-point="4" draw:end-shape="id6" draw:end-glue-point="4" svg:d="M21530 5801h885v2200h885" svg:viewBox="0 0 1771 2201">
          <text:p/>
        </draw:connector>
        <draw:connector draw:style-name="gr7" draw:text-style-name="P7" draw:layer="layout" svg:x1="23.27cm" svg:y1="15.601cm" svg:x2="23.3cm" svg:y2="8.001cm" draw:start-shape="id7" draw:start-glue-point="4" draw:end-shape="id6" draw:end-glue-point="4" svg:d="M23270 15601h-501v-7600h531" svg:viewBox="0 0 532 7601">
          <text:p/>
        </draw:connector>
        <draw:connector draw:style-name="gr8" draw:text-style-name="P7" draw:layer="layout" svg:x1="17.93cm" svg:y1="11.399cm" svg:x2="16.6cm" svg:y2="5.501cm" draw:start-shape="id8" draw:start-glue-point="5" draw:end-shape="id5" draw:end-glue-point="7" svg:d="M17930 11399h501v-2950h-2332v-2948h501" svg:viewBox="0 0 2333 5899">
          <text:p/>
        </draw:connector>
        <draw:connector draw:style-name="gr7" draw:text-style-name="P7" draw:layer="layout" draw:line-skew="0.35cm" svg:x1="13cm" svg:y1="11.799cm" svg:x2="8.73cm" svg:y2="17.654cm" draw:start-shape="id8" draw:start-glue-point="7" draw:end-shape="id9" draw:end-glue-point="4" svg:d="M13000 11799h-1785v5855h-2485" svg:viewBox="0 0 4271 5856">
          <text:p/>
        </draw:connector>
        <draw:connector draw:style-name="gr7" draw:text-style-name="P7" draw:layer="layout" svg:x1="13cm" svg:y1="11.099cm" svg:x2="8.5cm" svg:y2="11.801cm" draw:start-shape="id8" draw:start-glue-point="6" draw:end-shape="id1" draw:end-glue-point="4" svg:d="M13000 11099h-2250v702h-2250" svg:viewBox="0 0 4501 703">
          <text:p/>
        </draw:connector>
        <draw:connector draw:style-name="gr7" draw:text-style-name="P7" draw:layer="layout" svg:x1="21.53cm" svg:y1="6.599cm" svg:x2="17.8cm" svg:y2="17.299cm" draw:start-shape="id5" draw:start-glue-point="6" draw:end-shape="id10" draw:end-glue-point="4" svg:d="M21530 6599h501v10700h-4231" svg:viewBox="0 0 4232 10701">
          <text:p/>
        </draw:connector>
        <draw:frame draw:style-name="gr9" draw:text-style-name="P8" draw:layer="layout" svg:width="3.538cm" svg:height="0.67cm" svg:x="1.062cm" svg:y="19.33cm">
          <draw:text-box>
            <text:p><text:span text:style-name="T4">cpa, 2015-10-01</text:span></text:p>
          </draw:text-box>
        </draw:frame>
        <draw:frame draw:style-name="gr10" draw:text-style-name="P3" xml:id="id2" draw:id="id2" draw:layer="layout" svg:width="4.53cm" svg:height="2.785cm" svg:x="2.07cm" svg:y="7.215cm">
          <draw:text-box>
            <text:p text:style-name="P2"><text:span text:style-name="T1">Klass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level_id</text:span><text:span text:style-name="T2"><text:tab/></text:span><text:span text:style-name="T2">INT NOT NULL</text:span></text:p>
          </draw:text-box>
          <draw:glue-point draw:id="4" svg:x="5.002cm" svg:y="2.373cm"/>
          <draw:glue-point draw:id="5" svg:x="-5.002cm" svg:y="0.708cm"/>
          <draw:glue-point draw:id="6" svg:x="5.002cm" svg:y="3.924cm"/>
        </draw:frame>
        <draw:connector draw:style-name="gr7" draw:text-style-name="P7" draw:layer="layout" draw:line-skew="0.499cm" svg:x1="6.6cm" svg:y1="9.267cm" svg:x2="6.5cm" svg:y2="3.999cm" draw:start-shape="id2" draw:start-glue-point="4" draw:end-shape="id4" draw:end-glue-point="4" svg:d="M6600 9267h1000v-5268h-1100" svg:viewBox="0 0 1101 5269">
          <text:p/>
        </draw:connector>
        <draw:frame draw:style-name="gr4" draw:text-style-name="P3" xml:id="id11" draw:id="id11" draw:layer="layout" svg:width="4.53cm" svg:height="2.153cm" svg:x="1.97cm" svg:y="4.9cm">
          <draw:text-box>
            <text:p text:style-name="P2"><text:span text:style-name="T1">Level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connector draw:style-name="gr7" draw:text-style-name="P7" draw:layer="layout" svg:x1="10.6cm" svg:y1="6.499cm" svg:x2="6.5cm" svg:y2="6.352cm" draw:start-shape="id3" draw:start-glue-point="6" draw:end-shape="id11" draw:end-glue-point="4" svg:d="M10600 6499h-2050v-147h-2050" svg:viewBox="0 0 4101 148">
          <text:p/>
        </draw:connector>
        <draw:connector draw:style-name="gr7" draw:text-style-name="P7" draw:layer="layout" svg:x1="6.6cm" svg:y1="9.699cm" svg:x2="6.5cm" svg:y2="6.352cm" draw:start-shape="id2" draw:start-glue-point="6" draw:end-shape="id11" draw:end-glue-point="4" svg:d="M6600 9699h501v-3347h-601" svg:viewBox="0 0 602 3348">
          <text:p/>
        </draw:connector>
        <draw:connector draw:style-name="gr7" draw:text-style-name="P7" draw:layer="layout" draw:line-skew="-0.1cm" svg:x1="21.53cm" svg:y1="6.899cm" svg:x2="23.27cm" svg:y2="14.901cm" draw:start-shape="id5" draw:start-glue-point="8" draw:end-shape="id7" draw:end-glue-point="5" svg:d="M21530 6899h770v8002h970" svg:viewBox="0 0 1741 80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ude </meta:initial-creator>
    <meta:creation-date>2012-11-06T17:05:58</meta:creation-date>
    <dc:date>2015-10-01T17:50:13.542899757</dc:date>
    <dc:creator>Claude </dc:creator>
    <meta:editing-duration>PT4H42M3S</meta:editing-duration>
    <meta:editing-cycles>23</meta:editing-cycles>
    <meta:generator>LibreOffice/4.3.3.2$Linux_X86_64 LibreOffice_project/430m0$Build-2</meta:generator>
    <meta:printed-by>Claude </meta:printed-by>
    <meta:print-date>2012-11-06T17:39:48</meta:print-date>
    <meta:document-statistic meta:object-count="26"/>
  </office:meta>
</office:document-meta>
</file>